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aa68"/>
    </style:style>
    <style:style style:name="P2" style:family="paragraph" style:parent-style-name="Standard">
      <style:text-properties officeooo:rsid="001bbb0b" officeooo:paragraph-rsid="001bbb0b"/>
    </style:style>
    <style:style style:name="P3" style:family="paragraph" style:parent-style-name="Standard">
      <style:text-properties officeooo:rsid="001c177f" officeooo:paragraph-rsid="001c177f"/>
    </style:style>
    <style:style style:name="P4" style:family="paragraph" style:parent-style-name="Standard">
      <style:text-properties officeooo:rsid="001dcf44" officeooo:paragraph-rsid="001dcf44"/>
    </style:style>
    <style:style style:name="P5" style:family="paragraph" style:parent-style-name="Standard">
      <style:text-properties fo:font-style="normal" officeooo:rsid="0041d9c6" officeooo:paragraph-rsid="0041d9c6" style:font-style-asian="normal" style:font-style-complex="normal"/>
    </style:style>
    <style:style style:name="P6" style:family="paragraph" style:parent-style-name="Standard">
      <style:text-properties fo:font-style="normal" officeooo:rsid="0043516f" officeooo:paragraph-rsid="0043516f" style:font-style-asian="normal" style:font-style-complex="normal"/>
    </style:style>
    <style:style style:name="P7" style:family="paragraph" style:parent-style-name="Standard">
      <style:text-properties fo:font-style="normal" officeooo:rsid="004433bd" officeooo:paragraph-rsid="004433bd" style:font-style-asian="normal" style:font-style-complex="normal"/>
    </style:style>
    <style:style style:name="P8" style:family="paragraph" style:parent-style-name="Standard">
      <style:text-properties fo:font-style="normal" fo:font-weight="bold" officeooo:rsid="0043516f" officeooo:paragraph-rsid="0043516f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1d68a2" officeooo:paragraph-rsid="001d68a2"/>
    </style:style>
    <style:style style:name="P10" style:family="paragraph" style:parent-style-name="Standard">
      <style:text-properties officeooo:rsid="0039a76e" officeooo:paragraph-rsid="0039a76e"/>
    </style:style>
    <style:style style:name="P11" style:family="paragraph" style:parent-style-name="Standard">
      <style:text-properties officeooo:rsid="0039a76e" officeooo:paragraph-rsid="003b5745"/>
    </style:style>
    <style:style style:name="P12" style:family="paragraph" style:parent-style-name="Standard" style:list-style-name="L2">
      <style:text-properties officeooo:rsid="0041d9c6" officeooo:paragraph-rsid="0041d9c6"/>
    </style:style>
    <style:style style:name="P13" style:family="paragraph" style:parent-style-name="Standard" style:list-style-name="L2">
      <style:text-properties officeooo:rsid="0043516f" officeooo:paragraph-rsid="0043516f"/>
    </style:style>
    <style:style style:name="P14" style:family="paragraph" style:parent-style-name="Standard">
      <style:text-properties officeooo:rsid="0043516f" officeooo:paragraph-rsid="0043516f"/>
    </style:style>
    <style:style style:name="P15" style:family="paragraph" style:parent-style-name="Standard">
      <style:text-properties officeooo:rsid="004433bd" officeooo:paragraph-rsid="004433bd"/>
    </style:style>
    <style:style style:name="T1" style:family="text">
      <style:text-properties officeooo:rsid="001bbb0b"/>
    </style:style>
    <style:style style:name="T2" style:family="text">
      <style:text-properties officeooo:rsid="001c9405"/>
    </style:style>
    <style:style style:name="T3" style:family="text">
      <style:text-properties officeooo:rsid="002127b3"/>
    </style:style>
    <style:style style:name="T4" style:family="text">
      <style:text-properties officeooo:rsid="0035a0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433bd" style:font-weight-asian="normal" style:font-weight-complex="normal"/>
    </style:style>
    <style:style style:name="T7" style:family="text">
      <style:text-properties officeooo:rsid="0041d9c6"/>
    </style:style>
    <style:style style:name="T8" style:family="text">
      <style:text-properties officeooo:rsid="0043516f"/>
    </style:style>
    <style:style style:name="T9" style:family="text">
      <style:text-properties officeooo:rsid="004433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spekt lekcji <text:span text:style-name="T1">matematyki</text:span></text:p>
      <text:p text:style-name="Subtitle">opracował: Szymon Sobiepanek</text:p>
      <text:p text:style-name="P1">TEMAT: Opi<text:span text:style-name="T7">s prostopadlościanu</text:span></text:p>
      <text:p text:style-name="P1">KLASA: <text:span text:style-name="T9">I</text:span>V</text:p>
      <text:p text:style-name="P1">CZAS: 45 minut</text:p>
      <text:p text:style-name="P1">TREŚCI PROGRAMOWE:</text:p>
      <text:p text:style-name="P1">CEL: </text:p>
      <text:p text:style-name="P1">CELE OPERACYJNE LEKCJI:</text:p>
      <text:p text:style-name="P1">Uczeń </text:p>
      <text:list xml:id="list3853169751" text:style-name="L2">
        <text:list-item>
          <text:p text:style-name="P12">rozpoznaje prosotpadłościa i sześcian</text:p>
        </text:list-item>
        <text:list-item>
          <text:p text:style-name="P12">wie ile ścian, krawędzi i wierzchołków ma prostopadłościan</text:p>
        </text:list-item>
        <text:list-item>
          <text:p text:style-name="P13">umie narysować prosopadłościan.</text:p>
        </text:list-item>
      </text:list>
      <text:p text:style-name="P2">TYP LEKCJI: <text:span text:style-name="T4">ćwiczeniowa</text:span></text:p>
      <text:p text:style-name="P2">METODY PRACY: <text:span text:style-name="T3">pogadanka, indywidualnie z podręcznikie, indywidualnie przy tablicy</text:span></text:p>
      <text:p text:style-name="P2">POMOCE DYDAKTYCZNE: podręczniki, tablic<text:span text:style-name="T2">a</text:span> z kratkami</text:p>
      <text:p text:style-name="P2">PLAN LEKCJI:</text:p>
      <text:p text:style-name="P3"><text:span text:style-name="T4">1</text:span>. </text:p>
      <text:p text:style-name="P5">Nauczyciel pyta jakie uczniowie znają figury. Rysuje je na tablicy. Następnie pokazuje model prostopadlościanu. Pyta czym ta figóra różni się od wymienionych wcześniej. Jest bryłą, figurą przestrzenną.</text:p>
      <text:p text:style-name="P5">Następnnie, posłujując się mode<text:span text:style-name="T8">lem, nuaczyciel pokazuje czym są wierzchołki, ściany, (ściany boczne, i podstawy) oraz krawędzie.</text:span></text:p>
      <text:p text:style-name="P7">Następnie pokazuje model sześcianu. Pyta uczniów z czym im się kojarzy – jaki obiekt rzeczywisty ma taki kształt. Następnie mówi, że sześcian to taki prostopadłościan, którego krawędzie mają taką samą długość.</text:p>
      <text:p text:style-name="P6">Następnei zapisuje na tablicy zdania:</text:p>
      <text:p text:style-name="P8">Prostopadłoscian ma … krawędzi.</text:p>
      <text:p text:style-name="P8">Prostopadłoscian ma … wierzchołków.</text:p>
      <text:p text:style-name="P8">Prostopadłoscian ma … ścian.</text:p>
      <text:p text:style-name="P8">…. sciany to ściany boczne.</text:p>
      <text:p text:style-name="P8">…. sciany to podstawy.</text:p>
      <text:p text:style-name="P8">Scianą prostopadłościanu jest ….</text:p>
      <text:p text:style-name="P6">Nasępnie nauczyciel podkreśla uczniom, że sciany prostopadłościanu są do siebie</text:p>
      <text:p text:style-name="P6">Następnie rozdaję uczniom rozkładane modele ze słomek konstrukcyjnych. Rozkładając je uczniowie próbują policzyć odpowiednie elementy i próbują uzupełnić tekst.</text:p>
      <text:p text:style-name="P9"><text:span text:style-name="T8">2</text:span>.</text:p>
      <text:p text:style-name="P14">2,4,5<text:span text:style-name="T9">a</text:span>/ 231</text:p>
      <text:p text:style-name="P15">dla szybszych 3, 6, 7</text:p>
      <text:p text:style-name="P10"/>
      <text:p text:style-name="P11"/>
      <text:p text:style-name="P4">4. Ewaluacja</text:p>
      <text:p text:style-name="Standard"><text:span text:style-name="T5">Nauczyciel odczytuję cele lekcji. </text:span><text:span text:style-name="T6">Pyta uczniów o liczbę krawędzi, ścian i wierzchołkow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65in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47:59.092486190</meta:creation-date>
    <dc:date>2019-05-23T00:02:57.728430993</dc:date>
    <meta:editing-duration>PT11H35M1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14" meta:character-count="1579" meta:non-whitespace-character-count="1398"/>
  </office:meta>
</office:document-meta>
</file>